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1c878b"/>
    </style:style>
    <style:style style:name="P2" style:family="paragraph" style:parent-style-name="Standard">
      <style:paragraph-properties fo:text-align="start" style:justify-single-word="false"/>
      <style:text-properties officeooo:paragraph-rsid="001c878b"/>
    </style:style>
    <style:style style:name="P3" style:family="paragraph" style:parent-style-name="Text_20_body">
      <style:paragraph-properties fo:text-align="start" style:justify-single-word="false"/>
      <style:text-properties officeooo:paragraph-rsid="001c878b"/>
    </style:style>
    <style:style style:name="P4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fe030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fo:background-color="#1e1e1e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style:line-height-at-least="0.503cm" fo:text-align="start" style:justify-single-word="false"/>
      <style:text-properties fo:font-weight="bold" officeooo:paragraph-rsid="001fe030" style:font-weight-asian="bold" style:font-weight-complex="bold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officeooo:paragraph-rsid="001fe030"/>
    </style:style>
    <style:style style:name="P13" style:family="paragraph" style:parent-style-name="Standard">
      <style:text-properties officeooo:paragraph-rsid="001bb585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878b" officeooo:paragraph-rsid="001c878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c878b"/>
    </style:style>
    <style:style style:name="P16" style:family="paragraph" style:parent-style-name="Heading_20_1">
      <style:paragraph-properties style:line-height-at-least="0.503cm" fo:text-align="center" style:justify-single-word="false"/>
      <style:text-properties style:use-window-font-color="true" loext:opacity="0%" style:font-name="Droid Sans Mono" fo:font-size="10.5pt" fo:font-weight="bold" fo:background-color="transparent"/>
    </style:style>
    <style:style style:name="P1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officeooo:paragraph-rsid="001c878b"/>
    </style:style>
    <style:style style:name="P19" style:family="paragraph" style:parent-style-name="Standard">
      <style:paragraph-properties fo:text-align="start" style:justify-single-word="false"/>
      <style:text-properties officeooo:paragraph-rsid="0024e2d8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margin-top="0cm" fo:margin-bottom="0.499cm" style:contextual-spacing="false" style:line-height-at-least="0.503cm"/>
    </style:style>
    <style:style style:name="P24" style:family="paragraph" style:parent-style-name="Standard">
      <style:paragraph-properties style:line-height-at-least="0.503cm"/>
      <style:text-properties officeooo:paragraph-rsid="001fe030"/>
    </style:style>
    <style:style style:name="P25" style:family="paragraph" style:parent-style-name="Standard">
      <style:paragraph-properties fo:text-align="center" style:justify-single-word="false"/>
      <style:text-properties officeooo:paragraph-rsid="002353f5"/>
    </style:style>
    <style:style style:name="P26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3" style:family="text">
      <style:text-properties fo:color="#808080" loext:opacity="100%" style:font-name="Droid Sans Mono" fo:font-size="10.5pt" fo:font-weight="normal" fo:background-color="#1e1e1e" loext:char-shading-value="0" style:font-weight-asian="bold" style:font-weight-complex="bold"/>
    </style:style>
    <style:style style:name="T4" style:family="text">
      <style:text-properties fo:color="#808080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5" style:family="text">
      <style:text-properties fo:color="#808080" loext:opacity="100%" style:font-name="Droid Sans Mono" fo:font-size="10.5pt" fo:font-style="normal" style:text-underline-style="none" fo:font-weight="normal" officeooo:rsid="0024e2d8" fo:background-color="#1e1e1e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808080" loext:opacity="100%" style:font-name="Droid Sans Mono" fo:font-size="10.5pt" style:text-underline-style="none" fo:font-weight="normal" officeooo:rsid="0024e2d8" fo:background-color="#1e1e1e" loext:char-shading-value="0" style:font-weight-asian="normal" style:font-weight-complex="normal"/>
    </style:style>
    <style:style style:name="T7" style:family="text">
      <style:text-properties fo:color="#808080" loext:opacity="100%" style:font-weight-asian="bold" style:font-weight-complex="bold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0" style:family="text">
      <style:text-properties fo:color="#569cd6" loext:opacity="100%" style:font-name="Droid Sans Mono" fo:font-size="10.5pt" fo:font-weight="normal" fo:background-color="#1e1e1e" loext:char-shading-value="0" style:font-weight-asian="bold" style:font-weight-complex="bold"/>
    </style:style>
    <style:style style:name="T11" style:family="text">
      <style:text-properties fo:color="#569cd6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12" style:family="text">
      <style:text-properties fo:color="#569cd6" loext:opacity="100%" style:font-name="Droid Sans Mono" fo:font-size="10.5pt" fo:font-style="normal" style:text-underline-style="none" fo:font-weight="normal" officeooo:rsid="0024e2d8" fo:background-color="#1e1e1e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569cd6" loext:opacity="100%" style:font-name="Droid Sans Mono" fo:font-size="10.5pt" style:text-underline-style="none" fo:font-weight="normal" officeooo:rsid="0024e2d8" fo:background-color="#1e1e1e" loext:char-shading-value="0" style:font-weight-asian="normal" style:font-weight-complex="normal"/>
    </style:style>
    <style:style style:name="T14" style:family="text">
      <style:text-properties fo:color="#569cd6" loext:opacity="100%" style:font-weight-asian="bold" style:font-weight-complex="bold"/>
    </style:style>
    <style:style style:name="T15" style:family="text">
      <style:text-properties fo:color="#d4d4d4" loext:opacity="100%" style:font-name="Droid Sans Mono" fo:font-size="10.5pt" fo:font-weight="normal" fo:background-color="#1e1e1e" loext:char-shading-value="0" style:font-weight-asian="bold" style:font-weight-complex="bold"/>
    </style:style>
    <style:style style:name="T16" style:family="text">
      <style:text-properties fo:color="#d4d4d4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17" style:family="text">
      <style:text-properties fo:color="#d4d4d4" loext:opacity="100%" style:font-name="Droid Sans Mono" fo:font-size="10.5pt" fo:font-style="normal" style:text-underline-style="none" fo:font-weight="normal" officeooo:rsid="0024e2d8" fo:background-color="#1e1e1e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d4d4d4" loext:opacity="100%" style:font-name="Droid Sans Mono" fo:font-size="10.5pt" style:text-underline-style="none" fo:font-weight="normal" officeooo:rsid="0024e2d8" fo:background-color="#1e1e1e" loext:char-shading-value="0" style:font-weight-asian="normal" style:font-weight-complex="normal"/>
    </style:style>
    <style:style style:name="T19" style:family="text">
      <style:text-properties fo:color="#9cdcfe" loext:opacity="100%"/>
    </style:style>
    <style:style style:name="T20" style:family="text">
      <style:text-properties fo:color="#9cdcfe" loext:opacity="100%" style:font-name="Droid Sans Mono" fo:font-size="10.5pt" fo:font-weight="normal" fo:background-color="#1e1e1e" loext:char-shading-value="0" style:font-weight-asian="bold" style:font-weight-complex="bold"/>
    </style:style>
    <style:style style:name="T21" style:family="text">
      <style:text-properties fo:color="#9cdcfe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22" style:family="text">
      <style:text-properties fo:color="#9cdcfe" loext:opacity="100%" style:font-name="Droid Sans Mono" fo:font-size="10.5pt" fo:font-style="normal" style:text-underline-style="none" fo:font-weight="normal" officeooo:rsid="0024e2d8" fo:background-color="#1e1e1e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9cdcfe" loext:opacity="100%" style:font-name="Droid Sans Mono" fo:font-size="10.5pt" style:text-underline-style="none" fo:font-weight="normal" officeooo:rsid="0024e2d8" fo:background-color="#1e1e1e" loext:char-shading-value="0" style:font-weight-asian="normal" style:font-weight-complex="normal"/>
    </style:style>
    <style:style style:name="T24" style:family="text">
      <style:text-properties fo:color="#9cdcfe" loext:opacity="100%" style:font-weight-asian="bold" style:font-weight-complex="bold"/>
    </style:style>
    <style:style style:name="T25" style:family="text">
      <style:text-properties fo:color="#ce9178" loext:opacity="100%"/>
    </style:style>
    <style:style style:name="T26" style:family="text">
      <style:text-properties fo:color="#dcdcaa" loext:opacity="100%"/>
    </style:style>
    <style:style style:name="T27" style:family="text">
      <style:text-properties fo:color="#c586c0" loext:opacity="100%"/>
    </style:style>
    <style:style style:name="T28" style:family="text">
      <style:text-properties fo:color="#b5cea8" loext:opacity="100%"/>
    </style:style>
    <style:style style:name="T29" style:family="text">
      <style:text-properties fo:color="#6a9955" loext:opacity="100%"/>
    </style:style>
    <style:style style:name="T30" style:family="text">
      <style:text-properties officeooo:rsid="001bb58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bb585" style:font-weight-asian="bold" style:font-weight-complex="bold"/>
    </style:style>
    <style:style style:name="T33" style:family="text">
      <style:text-properties fo:font-weight="bold" officeooo:rsid="001c878b" style:font-weight-asian="bold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c878b" style:font-style-asian="normal" style:font-style-complex="normal"/>
    </style:style>
    <style:style style:name="T36" style:family="text">
      <style:text-properties fo:font-style="normal" officeooo:rsid="00240c3a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bb58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c878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40c3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4e2d8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solid" style:text-underline-width="auto" style:text-underline-color="font-color" fo:font-weight="bold" officeooo:rsid="001c878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solid" style:text-underline-width="auto" style:text-underline-color="font-color" fo:font-weight="bold" officeooo:rsid="002353f5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solid" style:text-underline-width="auto" style:text-underline-color="font-color" fo:font-weight="bold" officeooo:rsid="0024e2d8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solid" style:text-underline-width="auto" style:text-underline-color="font-color" officeooo:rsid="001c878b" style:font-style-asian="normal" style:font-style-complex="normal"/>
    </style:style>
    <style:style style:name="T46" style:family="text">
      <style:text-properties fo:font-style="normal" style:text-underline-style="none" fo:font-weight="bold" officeooo:rsid="001c878b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40c3a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24e2d8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officeooo:rsid="002353f5" style:font-style-asian="normal" style:font-style-complex="normal"/>
    </style:style>
    <style:style style:name="T50" style:family="text">
      <style:text-properties fo:font-style="normal" style:text-underline-style="none" officeooo:rsid="001c878b" style:font-style-asian="normal" style:font-style-complex="normal"/>
    </style:style>
    <style:style style:name="T51" style:family="text">
      <style:text-properties fo:font-style="normal" style:text-underline-style="none" officeooo:rsid="0024e2d8" style:font-style-asian="normal" style:font-style-complex="normal"/>
    </style:style>
    <style:style style:name="T52" style:family="text">
      <style:text-properties fo:font-style="normal" style:text-underline-style="none" fo:font-weight="normal" officeooo:rsid="001c878b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24e2d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62ba8" style:font-style-asian="normal" style:font-weight-asian="normal" style:font-style-complex="normal" style:font-weight-complex="normal"/>
    </style:style>
    <style:style style:name="T55" style:family="text">
      <style:text-properties fo:color="#d7ba7d" loext:opacity="100%"/>
    </style:style>
    <style:style style:name="T56" style:family="text">
      <style:text-properties officeooo:rsid="001fe030"/>
    </style:style>
    <style:style style:name="T57" style:family="text">
      <style:text-properties style:font-weight-asian="bold" style:font-weight-complex="bold"/>
    </style:style>
    <style:style style:name="T58" style:family="text">
      <style:text-properties style:font-weight-asian="bold" style:font-weight-complex="bold"/>
    </style:style>
    <style:style style:name="T59" style:family="text">
      <style:text-properties fo:font-weight="normal" officeooo:rsid="001c878b" style:font-weight-asian="normal" style:font-weight-complex="normal"/>
    </style:style>
    <style:style style:name="T60" style:family="text">
      <style:text-properties fo:font-weight="normal" officeooo:rsid="00262ba8" style:font-weight-asian="normal" style:font-weight-complex="normal"/>
    </style:style>
    <style:style style:name="T61" style:family="text">
      <style:text-properties fo:font-weight="normal" officeooo:rsid="0024e2d8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262ba8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24e2d8" style:font-weight-asian="normal" style:font-weight-complex="normal"/>
    </style:style>
    <style:style style:name="T64" style:family="text">
      <style:text-properties style:text-underline-style="none" fo:font-weight="normal" officeooo:rsid="0024e2d8" style:font-weight-asian="normal" style:font-weight-complex="normal"/>
    </style:style>
    <style:style style:name="T65" style:family="text">
      <style:text-properties style:text-underline-style="none" fo:font-weight="normal" officeooo:rsid="00262ba8" style:font-weight-asian="normal" style:font-weight-complex="normal"/>
    </style:style>
    <style:style style:name="T66" style:family="text">
      <style:text-properties fo:color="#4ec9b0" loext:opacity="100%"/>
    </style:style>
    <style:style style:name="T67" style:family="text">
      <style:text-properties fo:font-style="italic" style:text-underline-style="none" fo:font-weight="normal" officeooo:rsid="00262ba8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24e2d8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S BOUCLES PHP</text:p>
      <text:p text:style-name="P9"/>
      <text:p text:style-name="P9"><text:span text:style-name="T30">1. </text:span>Écrire un script PHP qui affiche tous les nombres impairs entre 0 et 150, par ordre croissant : 1 3 5 7...</text:p>
      <text:p text:style-name="Standard"/>
      <text:p text:style-name="P5"><text:span text:style-name="T1">&lt;!</text:span><text:span text:style-name="T8">DOCTYPE</text:span> <text:span text:style-name="T19">html</text:span><text:span text:style-name="T1">&gt;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8">function</text:span> <text:span text:style-name="T26">impair</text:span>(<text:span text:style-name="T19">$num</text:span>)</text:p>
      <text:p text:style-name="P5">{</text:p>
      <text:p text:style-name="P5"><text:span text:style-name="T27">if</text:span>(<text:span text:style-name="T19">$num</text:span> % <text:span text:style-name="T28">2</text:span> != <text:span text:style-name="T28">0</text:span>) <text:span text:style-name="T29">// Si le nombre est impair on retourne true</text:span></text:p>
      <text:p text:style-name="P5">{</text:p>
      <text:p text:style-name="P5"><text:span text:style-name="T27">return</text:span> <text:span text:style-name="T8">true</text:span>;</text:p>
      <text:p text:style-name="P5">}</text:p>
      <text:p text:style-name="P5"><text:span text:style-name="T27">return</text:span> <text:span text:style-name="T8">false</text:span>; <text:span text:style-name="T29">// Sinon on retourne false</text:span></text:p>
      <text:p text:style-name="P5">}</text:p>
      <text:p text:style-name="P5"><text:span text:style-name="T27">for</text:span>(<text:span text:style-name="T19">$i</text:span>= <text:span text:style-name="T28">0</text:span>; <text:span text:style-name="T19">$i</text:span> &lt;= <text:span text:style-name="T28">150</text:span>; <text:span text:style-name="T19">$i</text:span>++)</text:p>
      <text:p text:style-name="P5">{</text:p>
      <text:p text:style-name="P5"><text:span text:style-name="T27">if</text:span>(<text:span text:style-name="T26">impair</text:span>(<text:span text:style-name="T19">$i</text:span>))</text:p>
      <text:p text:style-name="P5">{ <text:span text:style-name="T29">// Si le nombre est impair on l'affiche</text:span></text:p>
      <text:p text:style-name="P5"><text:span text:style-name="T26">echo</text:span> <text:span text:style-name="T19">$i</text:span>;</text:p>
      <text:p text:style-name="P5">}</text:p>
      <text:p text:style-name="P5">}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Standard"/>
      <text:p text:style-name="Standard"/>
      <text:p text:style-name="Standard"><text:span text:style-name="T32">2. </text:span><text:span text:style-name="T31">Écrire un programme qui écrit 500 fois la phrase </text:span><text:span text:style-name="Emphasis"><text:span text:style-name="T31">Je dois faire des sauvegardes régulières de mes fichiers</text:span></text:span></text:p>
      <text:p text:style-name="Standard"><text:span text:style-name="Emphasis"><text:span text:style-name="T31"/></text:span></text:p>
      <text:p text:style-name="Standard"><text:span text:style-name="Emphasis"><text:span text:style-name="T31"/></text:span></text:p>
      <text:p text:style-name="Standard"><text:span text:style-name="Emphasis"><text:span text:style-name="T3">&lt;!</text:span></text:span><text:span text:style-name="Emphasis"><text:span text:style-name="T10">DOCTYPE</text:span></text:span><text:span text:style-name="Emphasis"><text:span text:style-name="T15"> </text:span></text:span><text:span text:style-name="Emphasis"><text:span text:style-name="T20">html</text:span></text:span><text:span text:style-name="Emphasis"><text:span text:style-name="T3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26">echo</text:span> <text:span text:style-name="T26">str_repeat</text:span>(<text:span text:style-name="T25">"Je dois faire des sauvegardes régulières de mes fichiers"</text:span>, <text:span text:style-name="T28">500</text:span>);</text:p>
      <text:p text:style-name="P8">?&gt;</text:p>
      <text:p text:style-name="P5"><text:soft-page-break/><text:span text:style-name="T1">&lt;/</text:span><text:span text:style-name="T8">body</text:span><text:span text:style-name="T1">&gt;</text:span></text:p>
      <text:p text:style-name="P11"><text:span text:style-name="T2">&lt;/</text:span><text:span text:style-name="T9">html</text:span><text:span text:style-name="T2">&gt;</text:span></text:p>
      <text:p text:style-name="P13"><text:span text:style-name="Emphasis"><text:span text:style-name="T38">3. Écrire</text:span></text:span><text:span text:style-name="Emphasis"><text:span text:style-name="T37"> un script qui affiche la table de multiplication totale de {1,...,12} par {1,...,12} dans un tableau </text:span></text:span><text:span text:style-name="Emphasis"><text:span text:style-name="Strong_20_Emphasis"><text:span text:style-name="T34">HTML</text:span></text:span></text:span><text:span text:style-name="Emphasis"><text:span text:style-name="T37">. Le résultat doit être le suivant : </text:span></text:span></text:p>
      <text:p text:style-name="Standard"><text:span text:style-name="Emphasis"><text:span text:style-name="T31"/></text:span></text:p>
      <text:p text:style-name="P4"><text:span text:style-name="Emphasis"><text:span text:style-name="T7">&lt;!</text:span></text:span><text:span text:style-name="Emphasis"><text:span text:style-name="T14">DOCTYPE</text:span></text:span><text:span text:style-name="Emphasis"><text:span text:style-name="T57"> </text:span></text:span><text:span text:style-name="Emphasis"><text:span text:style-name="T24">html</text:span></text:span><text:span text:style-name="Emphasis"><text:span text:style-name="T7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8">function</text:span> <text:span text:style-name="T26">table</text:span>(<text:span text:style-name="T19">$nbr</text:span>, <text:span text:style-name="T19">$nbr2</text:span>)</text:p>
      <text:p text:style-name="P5">{</text:p>
      <text:p text:style-name="P5"><text:span text:style-name="T19">$table</text:span> = <text:span text:style-name="T25">'&lt;table border="2"&gt;'</text:span>;</text:p>
      <text:p text:style-name="P11"/>
      <text:p text:style-name="P5"><text:span text:style-name="T27">for</text:span> (<text:span text:style-name="T19">$t</text:span>=-<text:span text:style-name="T28">1</text:span>; <text:span text:style-name="T19">$t</text:span> &lt;= <text:span text:style-name="T19">$nbr</text:span>; <text:span text:style-name="T19">$t</text:span>++) {</text:p>
      <text:p text:style-name="P5"><text:span text:style-name="T27">if</text:span>(<text:span text:style-name="T19">$t</text:span>==-<text:span text:style-name="T28">1</text:span>){<text:span text:style-name="T19">$table</text:span> .= <text:span text:style-name="T25">'&lt;td&gt;&lt;/td&gt;'</text:span>;}<text:span text:style-name="T27">else</text:span>{<text:span text:style-name="T19">$table</text:span> .= <text:span text:style-name="T25">'&lt;td&gt;&lt;b&gt;'</text:span>.<text:span text:style-name="T19">$t</text:span>.<text:span text:style-name="T25">'&lt;b&gt;&lt;/td&gt;'</text:span>;}</text:p>
      <text:p text:style-name="P5">}</text:p>
      <text:p text:style-name="P11"/>
      <text:p text:style-name="P5"><text:span text:style-name="T27">for</text:span> (<text:span text:style-name="T19">$a</text:span>=<text:span text:style-name="T28">0</text:span>; <text:span text:style-name="T19">$a</text:span> &lt;= <text:span text:style-name="T19">$nbr</text:span>; <text:span text:style-name="T19">$a</text:span>++) {</text:p>
      <text:p text:style-name="P5"><text:span text:style-name="T19">$table</text:span> .= <text:span text:style-name="T25">'&lt;tr&gt;'</text:span>;</text:p>
      <text:p text:style-name="P5"><text:span text:style-name="T27">for</text:span> (<text:span text:style-name="T19">$b</text:span>=<text:span text:style-name="T28">1</text:span>; <text:span text:style-name="T19">$b</text:span> &lt;= <text:span text:style-name="T19">$nbr2</text:span>+<text:span text:style-name="T28">2</text:span> ; <text:span text:style-name="T19">$b</text:span>++) {</text:p>
      <text:p text:style-name="P5"><text:span text:style-name="T19">$d</text:span> = <text:span text:style-name="T19">$b</text:span>;</text:p>
      <text:p text:style-name="P5"><text:span text:style-name="T27">if</text:span>(<text:span text:style-name="T19">$b</text:span>==<text:span text:style-name="T28">2</text:span>){<text:span text:style-name="T19">$d</text:span>=<text:span text:style-name="T28">0</text:span>;}</text:p>
      <text:p text:style-name="P5"><text:span text:style-name="T27">if</text:span>(<text:span text:style-name="T19">$b</text:span>&gt;<text:span text:style-name="T28">2</text:span>){<text:span text:style-name="T19">$d</text:span>=<text:span text:style-name="T19">$b</text:span>-<text:span text:style-name="T28">2</text:span>;}</text:p>
      <text:p text:style-name="P11"/>
      <text:p text:style-name="P5"><text:span text:style-name="T27">if</text:span>(<text:span text:style-name="T19">$b</text:span>==<text:span text:style-name="T28">1</text:span>){<text:span text:style-name="T19">$table</text:span> .= <text:span text:style-name="T25">'&lt;td&gt;&lt;b&gt;'</text:span>.<text:span text:style-name="T19">$a</text:span>*<text:span text:style-name="T19">$d</text:span>.<text:span text:style-name="T25">'&lt;b&gt;&lt;/td&gt;'</text:span>;}<text:span text:style-name="T27">else</text:span>{<text:span text:style-name="T19">$table</text:span> .= <text:span text:style-name="T25">'&lt;td&gt;'</text:span>.<text:span text:style-name="T19">$a</text:span>*<text:span text:style-name="T19">$d</text:span>.<text:span text:style-name="T25">'&lt;/td&gt;'</text:span>;}</text:p>
      <text:p text:style-name="P5">}</text:p>
      <text:p text:style-name="P5"><text:span text:style-name="T19">$table</text:span> .= <text:span text:style-name="T25">'&lt;/tr&gt;'</text:span>;</text:p>
      <text:p text:style-name="P5">}</text:p>
      <text:p text:style-name="P5"><text:span text:style-name="T19">$table</text:span> .= <text:span text:style-name="T25">'&lt;/table&gt;'</text:span>;</text:p>
      <text:p text:style-name="P5"><text:span text:style-name="T27">return</text:span> <text:span text:style-name="T19">$table</text:span>;</text:p>
      <text:p text:style-name="P5">}</text:p>
      <text:p text:style-name="P5"><text:span text:style-name="T26">echo</text:span> <text:span text:style-name="T26">table</text:span>(<text:span text:style-name="T28">12</text:span>, <text:span text:style-name="T28">12</text:span>);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4"><text:span text:style-name="Emphasis"><text:span text:style-name="T3"/></text:span></text:p>
      <text:p text:style-name="Standard"><text:span text:style-name="Emphasis"><text:span text:style-name="T31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oft-page-break/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Standard"><text:span text:style-name="Emphasis"><text:span text:style-name="T33"/></text:span></text:p>
      <text:p text:style-name="P15"><text:span text:style-name="Emphasis"><text:span text:style-name="T42">Les tableaux PHP</text:span></text:span></text:p>
      <text:p text:style-name="P15"><text:span text:style-name="Emphasis"><text:span text:style-name="T42"/></text:span></text:p>
      <text:h text:style-name="P1" text:outline-level="4"><text:bookmark text:name="83"/><text:span text:style-name="Emphasis"><text:span text:style-name="T42">1. Mois de l'année non bissextile</text:span></text:span></text:h>
      <text:p text:style-name="Text_20_body">Créez un tableau associant à chaque mois de l’année le nombre de jours du mois. </text:p>
      <text:p text:style-name="Text_20_body">Utilisez le nom des mois comme clés de votre tableau associatif.</text:p>
      <text:p text:style-name="Text_20_body">Affichez votre tableau (dans un tableau HTML) pour faire apparaitre sur chaque ligne le nom du mois et le nombre de jours du mois.</text:p>
      <text:p text:style-name="Text_20_body">Triez ensuite votre tableau en utilisant comme critère le nombre de jours, puis affichez le résultat.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">&lt;!</text:span></text:span><text:span text:style-name="Emphasis"><text:span text:style-name="T11">DOCTYPE</text:span></text:span><text:span text:style-name="Emphasis"><text:span text:style-name="T16"> </text:span></text:span><text:span text:style-name="Emphasis"><text:span text:style-name="T21">html</text:span></text:span><text:span text:style-name="Emphasis"><text:span text:style-name="T4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19">$jourMois</text:span> = <text:span text:style-name="T26">array</text:span>(<text:span text:style-name="T25">"janvier"</text:span>=&gt;<text:span text:style-name="T28">31</text:span>,<text:span text:style-name="T25">"février"</text:span> =&gt;<text:span text:style-name="T28">28</text:span>, <text:span text:style-name="T25">"mars"</text:span>=&gt;<text:span text:style-name="T28">31</text:span>, <text:span text:style-name="T25">"avril"</text:span> =&gt; <text:span text:style-name="T28">30</text:span>,<text:span text:style-name="T25">"mai"</text:span> =&gt; <text:span text:style-name="T28">31</text:span>,</text:p>
      <text:p text:style-name="P5"><text:span text:style-name="T25">"juin"</text:span> =&gt;<text:span text:style-name="T28">30</text:span>, <text:span text:style-name="T25">"juillet"</text:span> =&gt; <text:span text:style-name="T28">31</text:span>,<text:span text:style-name="T25">"août"</text:span> =&gt;<text:span text:style-name="T28">31</text:span>, <text:span text:style-name="T25">"septembre"</text:span>=&gt; <text:span text:style-name="T28">30</text:span>, <text:span text:style-name="T25">"octobre"</text:span> =&gt;<text:span text:style-name="T28">31</text:span>,</text:p>
      <text:p text:style-name="P5"><text:span text:style-name="T25">"novembre"</text:span> =&gt;<text:span text:style-name="T28">30</text:span>, <text:span text:style-name="T25">"décembre"</text:span>=&gt; <text:span text:style-name="T28">31</text:span>);</text:p>
      <text:p text:style-name="P5"><text:span text:style-name="T26">echo</text:span><text:span text:style-name="T25">"&lt;table&gt;&lt;tr&gt;&lt;th&gt;Mois&lt;/th&gt;&lt;th&gt;Nombre de jours &lt;/th&gt;&lt;/tr&gt;"</text:span>.<text:span text:style-name="T25">"</text:span><text:span text:style-name="T55">\n</text:span><text:span text:style-name="T25">"</text:span>;</text:p>
      <text:p text:style-name="P5"><text:span text:style-name="T27">foreach</text:span>(<text:span text:style-name="T19">$jourMois</text:span> as <text:span text:style-name="T19">$mois</text:span> =&gt; <text:span text:style-name="T19">$nbrjour</text:span>)</text:p>
      <text:p text:style-name="P5"><text:span text:style-name="T26">echo</text:span><text:span text:style-name="T25">"&lt;tr&gt;&lt;td&gt;"</text:span>. <text:span text:style-name="T19">$mois</text:span> . <text:span text:style-name="T25">"&lt;/td&gt;&lt;td&gt;"</text:span>. <text:span text:style-name="T19">$nbrjour</text:span> . <text:span text:style-name="T25">"&lt;/td&gt;&lt;/tr&gt;</text:span><text:span text:style-name="T55">\n</text:span><text:span text:style-name="T25">"</text:span>;</text:p>
      <text:p text:style-name="P11"/>
      <text:p text:style-name="P5"><text:span text:style-name="T26">echo</text:span><text:span text:style-name="T25">"&lt;/table&gt;"</text:span>;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h text:style-name="P1" text:outline-level="4"><text:bookmark text:name="89"/><text:span text:style-name="Emphasis"><text:span text:style-name="T42">2. Capitales</text:span></text:span></text:h>
      <text:p text:style-name="P3"><text:span text:style-name="Emphasis"><text:span text:style-name="T42">A partir du tableau ci-dessus:</text:span></text:span></text:p>
      <text:list xml:id="list944484778" text:style-name="L1">
        <text:list-item>
          <text:p text:style-name="P26">Affichez la liste des capitales (par ordre alphabétique) suivie du nom du pays.</text:p>
        </text:list-item>
      </text:list>
      <text:p text:style-name="Text_20_body"><text:soft-page-break/></text:p>
      <text:p text:style-name="P5"><text:span text:style-name="T1">&lt;!</text:span><text:span text:style-name="T8">DOCTYPE</text:span> <text:span text:style-name="T19">html</text:span><text:span text:style-name="T1">&gt;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19">$capitales</text:span> = <text:span text:style-name="T26">array</text:span>(</text:p>
      <text:p text:style-name="P5"><text:span text:style-name="T25">"Bucarest"</text:span> =&gt; <text:span text:style-name="T25">"Roumanie"</text:span>,</text:p>
      <text:p text:style-name="P5"><text:span text:style-name="T25">"Bruxelles"</text:span> =&gt; <text:span text:style-name="T25">"Belgique"</text:span>,</text:p>
      <text:p text:style-name="P5"><text:span text:style-name="T25">"Oslo"</text:span> =&gt; <text:span text:style-name="T25">"Norvège"</text:span>,</text:p>
      <text:p text:style-name="P5"><text:span text:style-name="T25">"Ottawa"</text:span> =&gt; <text:span text:style-name="T25">"Canada"</text:span>,</text:p>
      <text:p text:style-name="P5"><text:span text:style-name="T25">"Paris"</text:span> =&gt; <text:span text:style-name="T25">"France"</text:span>,</text:p>
      <text:p text:style-name="P5"><text:span text:style-name="T25">"Port-au-Prince"</text:span> =&gt; <text:span text:style-name="T25">"Haïti"</text:span>,</text:p>
      <text:p text:style-name="P5"><text:span text:style-name="T25">"Port-d'Espagne"</text:span> =&gt; <text:span text:style-name="T25">"Trinité-et-Tobago"</text:span>,</text:p>
      <text:p text:style-name="P5"><text:span text:style-name="T25">"Prague"</text:span> =&gt; <text:span text:style-name="T25">"République tchèque"</text:span>,</text:p>
      <text:p text:style-name="P5"><text:span text:style-name="T25">"Rabat"</text:span> =&gt; <text:span text:style-name="T25">"Maroc"</text:span>,</text:p>
      <text:p text:style-name="P5"><text:span text:style-name="T25">"Riga"</text:span> =&gt; <text:span text:style-name="T25">"Lettonie"</text:span>,</text:p>
      <text:p text:style-name="P5"><text:span text:style-name="T25">"Rome"</text:span> =&gt; <text:span text:style-name="T25">"Italie"</text:span>,</text:p>
      <text:p text:style-name="P5"><text:span text:style-name="T25">"San José"</text:span> =&gt; <text:span text:style-name="T25">"Costa Rica"</text:span>,</text:p>
      <text:p text:style-name="P5"><text:span text:style-name="T25">"Santiago"</text:span> =&gt; <text:span text:style-name="T25">"Chili"</text:span>,</text:p>
      <text:p text:style-name="P5"><text:span text:style-name="T25">"Sofia"</text:span> =&gt; <text:span text:style-name="T25">"Bulgarie"</text:span>,</text:p>
      <text:p text:style-name="P5"><text:span text:style-name="T25">"Alger"</text:span> =&gt; <text:span text:style-name="T25">"Algérie"</text:span>,</text:p>
      <text:p text:style-name="P5"><text:span text:style-name="T25">"Amsterdam"</text:span> =&gt; <text:span text:style-name="T25">"Pays-Bas"</text:span>,</text:p>
      <text:p text:style-name="P5"><text:span text:style-name="T25">"Andorre-la-Vieille"</text:span> =&gt; <text:span text:style-name="T25">"Andorre"</text:span>,</text:p>
      <text:p text:style-name="P5"><text:span text:style-name="T25">"Asuncion"</text:span> =&gt; <text:span text:style-name="T25">"Paraguay"</text:span>,</text:p>
      <text:p text:style-name="P5"><text:span text:style-name="T25">"Athènes"</text:span> =&gt; <text:span text:style-name="T25">"Grèce"</text:span>,</text:p>
      <text:p text:style-name="P5"><text:span text:style-name="T25">"Bagdad"</text:span> =&gt; <text:span text:style-name="T25">"Irak"</text:span>,</text:p>
      <text:p text:style-name="P5"><text:span text:style-name="T25">"Bamako"</text:span> =&gt; <text:span text:style-name="T25">"Mali"</text:span>,</text:p>
      <text:p text:style-name="P5"><text:span text:style-name="T25">"Berlin"</text:span> =&gt; <text:span text:style-name="T25">"Allemagne"</text:span>,</text:p>
      <text:p text:style-name="P5"><text:span text:style-name="T25">"Bogota"</text:span> =&gt; <text:span text:style-name="T25">"Colombie"</text:span>,</text:p>
      <text:p text:style-name="P5"><text:span text:style-name="T25">"Brasilia"</text:span> =&gt; <text:span text:style-name="T25">"Brésil"</text:span>,</text:p>
      <text:p text:style-name="P5"><text:span text:style-name="T25">"Bratislava"</text:span> =&gt; <text:span text:style-name="T25">"Slovaquie"</text:span>,</text:p>
      <text:p text:style-name="P5"><text:span text:style-name="T25">"Varsovie"</text:span> =&gt; <text:span text:style-name="T25">"Pologne"</text:span>,</text:p>
      <text:p text:style-name="P5"><text:span text:style-name="T25">"Budapest"</text:span> =&gt; <text:span text:style-name="T25">"Hongrie"</text:span>,</text:p>
      <text:p text:style-name="P5"><text:span text:style-name="T25">"Le Caire"</text:span> =&gt; <text:span text:style-name="T25">"Egypte"</text:span>,</text:p>
      <text:p text:style-name="P5"><text:span text:style-name="T25">"Canberra"</text:span> =&gt; <text:span text:style-name="T25">"Australie"</text:span>,</text:p>
      <text:p text:style-name="P5"><text:span text:style-name="T25">"Caracas"</text:span> =&gt; <text:span text:style-name="T25">"Venezuela"</text:span>,</text:p>
      <text:p text:style-name="P5"><text:span text:style-name="T25">"Jakarta"</text:span> =&gt; <text:span text:style-name="T25">"Indonésie"</text:span>,</text:p>
      <text:p text:style-name="P5"><text:span text:style-name="T25">"Kiev"</text:span> =&gt; <text:span text:style-name="T25">"Ukraine"</text:span>,</text:p>
      <text:p text:style-name="P5"><text:span text:style-name="T25">"Kigali"</text:span> =&gt; <text:span text:style-name="T25">"Rwanda"</text:span>,</text:p>
      <text:p text:style-name="P5"><text:span text:style-name="T25">"Kingston"</text:span> =&gt; <text:span text:style-name="T25">"Jamaïque"</text:span>,</text:p>
      <text:p text:style-name="P5"><text:span text:style-name="T25">"Lima"</text:span> =&gt; <text:span text:style-name="T25">"Pérou"</text:span>,</text:p>
      <text:p text:style-name="P5"><text:span text:style-name="T25">"Londres"</text:span> =&gt; <text:span text:style-name="T25">"Royaume-Uni"</text:span>,</text:p>
      <text:p text:style-name="P5"><text:span text:style-name="T25">"Madrid"</text:span> =&gt; <text:span text:style-name="T25">"Espagne"</text:span>,</text:p>
      <text:p text:style-name="P5"><text:span text:style-name="T25">"Malé"</text:span> =&gt; <text:span text:style-name="T25">"Maldives"</text:span>,</text:p>
      <text:p text:style-name="P5"><text:soft-page-break/><text:span text:style-name="T25">"Mexico"</text:span> =&gt; <text:span text:style-name="T25">"Mexique"</text:span>,</text:p>
      <text:p text:style-name="P5"><text:span text:style-name="T25">"Minsk"</text:span> =&gt; <text:span text:style-name="T25">"Biélorussie"</text:span>,</text:p>
      <text:p text:style-name="P5"><text:span text:style-name="T25">"Moscou"</text:span> =&gt; <text:span text:style-name="T25">"Russie"</text:span>,</text:p>
      <text:p text:style-name="P5"><text:span text:style-name="T25">"Nairobi"</text:span> =&gt; <text:span text:style-name="T25">"Kenya"</text:span>,</text:p>
      <text:p text:style-name="P5"><text:span text:style-name="T25">"New Delhi"</text:span> =&gt; <text:span text:style-name="T25">"Inde"</text:span>,</text:p>
      <text:p text:style-name="P5"><text:span text:style-name="T25">"Stockholm"</text:span> =&gt; <text:span text:style-name="T25">"Suède"</text:span>,</text:p>
      <text:p text:style-name="P5"><text:span text:style-name="T25">"Téhéran"</text:span> =&gt; <text:span text:style-name="T25">"Iran"</text:span>,</text:p>
      <text:p text:style-name="P5"><text:span text:style-name="T25">"Tokyo"</text:span> =&gt; <text:span text:style-name="T25">"Japon"</text:span>,</text:p>
      <text:p text:style-name="P5"><text:span text:style-name="T25">"Tunis"</text:span> =&gt; <text:span text:style-name="T25">"Tunisie"</text:span>,</text:p>
      <text:p text:style-name="P5"><text:span text:style-name="T25">"Copenhague"</text:span> =&gt; <text:span text:style-name="T25">"Danemark"</text:span>,</text:p>
      <text:p text:style-name="P5"><text:span text:style-name="T25">"Dakar"</text:span> =&gt; <text:span text:style-name="T25">"Sénégal"</text:span>,</text:p>
      <text:p text:style-name="P5"><text:span text:style-name="T25">"Damas"</text:span> =&gt; <text:span text:style-name="T25">"Syrie"</text:span>,</text:p>
      <text:p text:style-name="P5"><text:span text:style-name="T25">"Dublin"</text:span> =&gt; <text:span text:style-name="T25">"Irlande"</text:span>,</text:p>
      <text:p text:style-name="P5"><text:span text:style-name="T25">"Erevan"</text:span> =&gt; <text:span text:style-name="T25">"Arménie"</text:span>,</text:p>
      <text:p text:style-name="P5"><text:span text:style-name="T25">"La Havane"</text:span> =&gt; <text:span text:style-name="T25">"Cuba"</text:span>,</text:p>
      <text:p text:style-name="P5"><text:span text:style-name="T25">"Helsinki"</text:span> =&gt; <text:span text:style-name="T25">"Finlande"</text:span>,</text:p>
      <text:p text:style-name="P5"><text:span text:style-name="T25">"Islamabad"</text:span> =&gt; <text:span text:style-name="T25">"Pakistan"</text:span>,</text:p>
      <text:p text:style-name="P5"><text:span text:style-name="T25">"Vienne"</text:span> =&gt; <text:span text:style-name="T25">"Autriche"</text:span>,</text:p>
      <text:p text:style-name="P5"><text:span text:style-name="T25">"Vilnius"</text:span> =&gt; <text:span text:style-name="T25">"Lituanie"</text:span>,</text:p>
      <text:p text:style-name="P5"><text:span text:style-name="T25">"Zagreb"</text:span> =&gt; <text:span text:style-name="T25">"Croatie"</text:span>);</text:p>
      <text:p text:style-name="P5"><text:span text:style-name="T26">ksort</text:span>(<text:span text:style-name="T19">$capitales</text:span>);</text:p>
      <text:p text:style-name="P5"><text:span text:style-name="T26">echo</text:span><text:span text:style-name="T25">"&lt;table&gt;&lt;tr&gt;&lt;th&gt;Capitales&lt;/th&gt;&lt;th&gt;Pays&lt;/th&gt;&lt;/tr&gt;"</text:span>.<text:span text:style-name="T25">"</text:span><text:span text:style-name="T55">\n</text:span><text:span text:style-name="T25">"</text:span>;</text:p>
      <text:p text:style-name="P5"><text:span text:style-name="T27">foreach</text:span>(<text:span text:style-name="T19">$capitales</text:span> as <text:span text:style-name="T19">$nompays</text:span> =&gt; <text:span text:style-name="T19">$capitales</text:span>)</text:p>
      <text:p text:style-name="P5"><text:span text:style-name="T26">echo</text:span><text:span text:style-name="T25">"&lt;tr&gt;&lt;td&gt;"</text:span>. <text:span text:style-name="T19">$nompays</text:span> . <text:span text:style-name="T25">"&lt;/td&gt;&lt;td&gt;"</text:span>. <text:span text:style-name="T19">$capitales</text:span> . <text:span text:style-name="T25">"&lt;/td&gt;&lt;/tr&gt;</text:span><text:span text:style-name="T55">\n</text:span><text:span text:style-name="T25">"</text:span>;</text:p>
      <text:p text:style-name="P5"><text:span text:style-name="T26">echo</text:span><text:span text:style-name="T25">"&lt;/table&gt;"</text:span>;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Text_20_body"/>
      <text:p text:style-name="Text_20_body"/>
      <text:list xml:id="list164405322800426" text:continue-numbering="true" text:style-name="L1">
        <text:list-item>
          <text:p text:style-name="P26">Affichez la liste des pays (par ordre alphabétique) suivie du nom de la capitale.</text:p>
        </text:list-item>
      </text:list>
      <text:p text:style-name="P7"><text:span text:style-name="T1">&lt;!</text:span><text:span text:style-name="T8">DOCTYPE</text:span> <text:span text:style-name="T19">html</text:span><text:span text:style-name="T1">&gt;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19">$nompays</text:span> = <text:span text:style-name="T26">array</text:span> (</text:p>
      <text:p text:style-name="P5"><text:span text:style-name="T25">"Bucarest"</text:span> =&gt; <text:span text:style-name="T25">"Roumanie"</text:span>,</text:p>
      <text:p text:style-name="P5"><text:span text:style-name="T25">"Bruxelles"</text:span> =&gt; <text:span text:style-name="T25">"Belgique"</text:span>,</text:p>
      <text:p text:style-name="P5"><text:span text:style-name="T25">"Oslo"</text:span> =&gt; <text:span text:style-name="T25">"Norvège"</text:span>,</text:p>
      <text:p text:style-name="P5"><text:span text:style-name="T25">"Ottawa"</text:span> =&gt; <text:span text:style-name="T25">"Canada"</text:span>,</text:p>
      <text:p text:style-name="P5"><text:span text:style-name="T25">"Paris"</text:span> =&gt; <text:span text:style-name="T25">"France"</text:span>,</text:p>
      <text:p text:style-name="P5"><text:span text:style-name="T25">"Port-au-Prince"</text:span> =&gt; <text:span text:style-name="T25">"Haïti"</text:span>,</text:p>
      <text:p text:style-name="P5"><text:span text:style-name="T25">"Port-d'Espagne"</text:span> =&gt; <text:span text:style-name="T25">"Trinité-et-Tobago"</text:span>,</text:p>
      <text:p text:style-name="P5"><text:soft-page-break/><text:span text:style-name="T25">"Prague"</text:span> =&gt; <text:span text:style-name="T25">"République tchèque"</text:span>,</text:p>
      <text:p text:style-name="P5"><text:span text:style-name="T25">"Rabat"</text:span> =&gt; <text:span text:style-name="T25">"Maroc"</text:span>,</text:p>
      <text:p text:style-name="P5"><text:span text:style-name="T25">"Riga"</text:span> =&gt; <text:span text:style-name="T25">"Lettonie"</text:span>,</text:p>
      <text:p text:style-name="P5"><text:span text:style-name="T25">"Rome"</text:span> =&gt; <text:span text:style-name="T25">"Italie"</text:span>,</text:p>
      <text:p text:style-name="P5"><text:span text:style-name="T25">"San José"</text:span> =&gt; <text:span text:style-name="T25">"Costa Rica"</text:span>,</text:p>
      <text:p text:style-name="P5"><text:span text:style-name="T25">"Santiago"</text:span> =&gt; <text:span text:style-name="T25">"Chili"</text:span>,</text:p>
      <text:p text:style-name="P5"><text:span text:style-name="T25">"Sofia"</text:span> =&gt; <text:span text:style-name="T25">"Bulgarie"</text:span>,</text:p>
      <text:p text:style-name="P5"><text:span text:style-name="T25">"Alger"</text:span> =&gt; <text:span text:style-name="T25">"Algérie"</text:span>,</text:p>
      <text:p text:style-name="P5"><text:span text:style-name="T25">"Amsterdam"</text:span> =&gt; <text:span text:style-name="T25">"Pays-Bas"</text:span>,</text:p>
      <text:p text:style-name="P5"><text:span text:style-name="T25">"Andorre-la-Vieille"</text:span> =&gt; <text:span text:style-name="T25">"Andorre"</text:span>,</text:p>
      <text:p text:style-name="P5"><text:span text:style-name="T25">"Asuncion"</text:span> =&gt; <text:span text:style-name="T25">"Paraguay"</text:span>,</text:p>
      <text:p text:style-name="P5"><text:span text:style-name="T25">"Athènes"</text:span> =&gt; <text:span text:style-name="T25">"Grèce"</text:span>,</text:p>
      <text:p text:style-name="P5"><text:span text:style-name="T25">"Bagdad"</text:span> =&gt; <text:span text:style-name="T25">"Irak"</text:span>,</text:p>
      <text:p text:style-name="P5"><text:span text:style-name="T25">"Bamako"</text:span> =&gt; <text:span text:style-name="T25">"Mali"</text:span>,</text:p>
      <text:p text:style-name="P5"><text:span text:style-name="T25">"Berlin"</text:span> =&gt; <text:span text:style-name="T25">"Allemagne"</text:span>,</text:p>
      <text:p text:style-name="P5"><text:span text:style-name="T25">"Bogota"</text:span> =&gt; <text:span text:style-name="T25">"Colombie"</text:span>,</text:p>
      <text:p text:style-name="P5"><text:span text:style-name="T25">"Brasilia"</text:span> =&gt; <text:span text:style-name="T25">"Brésil"</text:span>,</text:p>
      <text:p text:style-name="P5"><text:span text:style-name="T25">"Bratislava"</text:span> =&gt; <text:span text:style-name="T25">"Slovaquie"</text:span>,</text:p>
      <text:p text:style-name="P5"><text:span text:style-name="T25">"Varsovie"</text:span> =&gt; <text:span text:style-name="T25">"Pologne"</text:span>,</text:p>
      <text:p text:style-name="P5"><text:span text:style-name="T25">"Budapest"</text:span> =&gt; <text:span text:style-name="T25">"Hongrie"</text:span>,</text:p>
      <text:p text:style-name="P5"><text:span text:style-name="T25">"Le Caire"</text:span> =&gt; <text:span text:style-name="T25">"Egypte"</text:span>,</text:p>
      <text:p text:style-name="P5"><text:span text:style-name="T25">"Canberra"</text:span> =&gt; <text:span text:style-name="T25">"Australie"</text:span>,</text:p>
      <text:p text:style-name="P5"><text:span text:style-name="T25">"Caracas"</text:span> =&gt; <text:span text:style-name="T25">"Venezuela"</text:span>,</text:p>
      <text:p text:style-name="P5"><text:span text:style-name="T25">"Jakarta"</text:span> =&gt; <text:span text:style-name="T25">"Indonésie"</text:span>,</text:p>
      <text:p text:style-name="P5"><text:span text:style-name="T25">"Kiev"</text:span> =&gt; <text:span text:style-name="T25">"Ukraine"</text:span>,</text:p>
      <text:p text:style-name="P5"><text:span text:style-name="T25">"Kigali"</text:span> =&gt; <text:span text:style-name="T25">"Rwanda"</text:span>,</text:p>
      <text:p text:style-name="P5"><text:span text:style-name="T25">"Kingston"</text:span> =&gt; <text:span text:style-name="T25">"Jamaïque"</text:span>,</text:p>
      <text:p text:style-name="P5"><text:span text:style-name="T25">"Lima"</text:span> =&gt; <text:span text:style-name="T25">"Pérou"</text:span>,</text:p>
      <text:p text:style-name="P5"><text:span text:style-name="T25">"Londres"</text:span> =&gt; <text:span text:style-name="T25">"Royaume-Uni"</text:span>,</text:p>
      <text:p text:style-name="P5"><text:span text:style-name="T25">"Madrid"</text:span> =&gt; <text:span text:style-name="T25">"Espagne"</text:span>,</text:p>
      <text:p text:style-name="P5"><text:span text:style-name="T25">"Malé"</text:span> =&gt; <text:span text:style-name="T25">"Maldives"</text:span>,</text:p>
      <text:p text:style-name="P5"><text:span text:style-name="T25">"Mexico"</text:span> =&gt; <text:span text:style-name="T25">"Mexique"</text:span>,</text:p>
      <text:p text:style-name="P5"><text:span text:style-name="T25">"Minsk"</text:span> =&gt; <text:span text:style-name="T25">"Biélorussie"</text:span>,</text:p>
      <text:p text:style-name="P5"><text:span text:style-name="T25">"Moscou"</text:span> =&gt; <text:span text:style-name="T25">"Russie"</text:span>,</text:p>
      <text:p text:style-name="P5"><text:span text:style-name="T25">"Nairobi"</text:span> =&gt; <text:span text:style-name="T25">"Kenya"</text:span>,</text:p>
      <text:p text:style-name="P5"><text:span text:style-name="T25">"New Delhi"</text:span> =&gt; <text:span text:style-name="T25">"Inde"</text:span>,</text:p>
      <text:p text:style-name="P5"><text:span text:style-name="T25">"Stockholm"</text:span> =&gt; <text:span text:style-name="T25">"Suède"</text:span>,</text:p>
      <text:p text:style-name="P5"><text:span text:style-name="T25">"Téhéran"</text:span> =&gt; <text:span text:style-name="T25">"Iran"</text:span>,</text:p>
      <text:p text:style-name="P5"><text:span text:style-name="T25">"Tokyo"</text:span> =&gt; <text:span text:style-name="T25">"Japon"</text:span>,</text:p>
      <text:p text:style-name="P5"><text:span text:style-name="T25">"Tunis"</text:span> =&gt; <text:span text:style-name="T25">"Tunisie"</text:span>,</text:p>
      <text:p text:style-name="P5"><text:span text:style-name="T25">"Copenhague"</text:span> =&gt; <text:span text:style-name="T25">"Danemark"</text:span>,</text:p>
      <text:p text:style-name="P5"><text:span text:style-name="T25">"Dakar"</text:span> =&gt; <text:span text:style-name="T25">"Sénégal"</text:span>,</text:p>
      <text:p text:style-name="P5"><text:span text:style-name="T25">"Damas"</text:span> =&gt; <text:span text:style-name="T25">"Syrie"</text:span>,</text:p>
      <text:p text:style-name="P5"><text:span text:style-name="T25">"Dublin"</text:span> =&gt; <text:span text:style-name="T25">"Irlande"</text:span>,</text:p>
      <text:p text:style-name="P5"><text:span text:style-name="T25">"Erevan"</text:span> =&gt; <text:span text:style-name="T25">"Arménie"</text:span>,</text:p>
      <text:p text:style-name="P5"><text:span text:style-name="T25">"La Havane"</text:span> =&gt; <text:span text:style-name="T25">"Cuba"</text:span>,</text:p>
      <text:p text:style-name="P5"><text:span text:style-name="T25">"Helsinki"</text:span> =&gt; <text:span text:style-name="T25">"Finlande"</text:span>,</text:p>
      <text:p text:style-name="P5"><text:span text:style-name="T25">"Islamabad"</text:span> =&gt; <text:span text:style-name="T25">"Pakistan"</text:span>,</text:p>
      <text:p text:style-name="P5"><text:span text:style-name="T25">"Vienne"</text:span> =&gt; <text:span text:style-name="T25">"Autriche"</text:span>,</text:p>
      <text:p text:style-name="P5"><text:span text:style-name="T25">"Vilnius"</text:span> =&gt; <text:span text:style-name="T25">"Lituanie"</text:span>,</text:p>
      <text:p text:style-name="P5"><text:span text:style-name="T25">"Zagreb"</text:span> =&gt; <text:span text:style-name="T25">"Croatie"</text:span>);</text:p>
      <text:p text:style-name="P5"><text:soft-page-break/><text:span text:style-name="T26">asort</text:span>(<text:span text:style-name="T19">$nompays</text:span>);</text:p>
      <text:p text:style-name="P5"><text:span text:style-name="T26">echo</text:span><text:span text:style-name="T25">"&lt;table&gt;&lt;tr&gt;&lt;th&gt;Pays&lt;/th&gt;&lt;th&gt;Capitales&lt;/th&gt;&lt;/tr&gt;"</text:span>.<text:span text:style-name="T25">"</text:span><text:span text:style-name="T55">\n</text:span><text:span text:style-name="T25">"</text:span>;</text:p>
      <text:p text:style-name="P5"><text:span text:style-name="T27">foreach</text:span>(<text:span text:style-name="T19">$nompays</text:span> as <text:span text:style-name="T19">$capitales</text:span> =&gt; <text:span text:style-name="T19">$nompays</text:span>)</text:p>
      <text:p text:style-name="P5"><text:span text:style-name="T26">echo</text:span><text:span text:style-name="T25">"&lt;tr&gt;&lt;td&gt;"</text:span>. <text:span text:style-name="T19">$nompays</text:span> . <text:span text:style-name="T25">"&lt;/td&gt;&lt;td&gt;"</text:span>. <text:span text:style-name="T19">$capitales</text:span> . <text:span text:style-name="T25">"&lt;/td&gt;&lt;/tr&gt;</text:span><text:span text:style-name="T55">\n</text:span><text:span text:style-name="T25">"</text:span>;</text:p>
      <text:p text:style-name="P5"><text:span text:style-name="T26">echo</text:span><text:span text:style-name="T25">"&lt;/table&gt;"</text:span>;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12"><text:span text:style-name="T2">&lt;/</text:span><text:span text:style-name="T9">html</text:span><text:span text:style-name="T2">&gt;</text:span></text:p>
      <text:p text:style-name="P10"><text:span text:style-name="T56">3. </text:span>Affichez le nombre de pays dans le tableau.</text:p>
      <text:p text:style-name="P12"/>
      <text:p text:style-name="P12"/>
      <text:p text:style-name="P12"/>
      <text:p text:style-name="P12"/>
      <text:p text:style-name="P12"/>
      <text:p text:style-name="P6"><text:span text:style-name="T1">&lt;!</text:span><text:span text:style-name="T8">DOCTYPE</text:span> <text:span text:style-name="T19">html</text:span><text:span text:style-name="T1">&gt;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5"><text:span text:style-name="T19">$nompays</text:span> = <text:span text:style-name="T26">array</text:span> (</text:p>
      <text:p text:style-name="P5"><text:span text:style-name="T25">"Bucarest"</text:span> =&gt; <text:span text:style-name="T25">"Roumanie"</text:span>,</text:p>
      <text:p text:style-name="P5"><text:span text:style-name="T25">"Bruxelles"</text:span> =&gt; <text:span text:style-name="T25">"Belgique"</text:span>,</text:p>
      <text:p text:style-name="P5"><text:span text:style-name="T25">"Oslo"</text:span> =&gt; <text:span text:style-name="T25">"Norvège"</text:span>,</text:p>
      <text:p text:style-name="P5"><text:span text:style-name="T25">"Ottawa"</text:span> =&gt; <text:span text:style-name="T25">"Canada"</text:span>,</text:p>
      <text:p text:style-name="P5"><text:span text:style-name="T25">"Paris"</text:span> =&gt; <text:span text:style-name="T25">"France"</text:span>,</text:p>
      <text:p text:style-name="P5"><text:span text:style-name="T25">"Port-au-Prince"</text:span> =&gt; <text:span text:style-name="T25">"Haïti"</text:span>,</text:p>
      <text:p text:style-name="P5"><text:span text:style-name="T25">"Port-d'Espagne"</text:span> =&gt; <text:span text:style-name="T25">"Trinité-et-Tobago"</text:span>,</text:p>
      <text:p text:style-name="P5"><text:span text:style-name="T25">"Prague"</text:span> =&gt; <text:span text:style-name="T25">"République tchèque"</text:span>,</text:p>
      <text:p text:style-name="P5"><text:span text:style-name="T25">"Rabat"</text:span> =&gt; <text:span text:style-name="T25">"Maroc"</text:span>,</text:p>
      <text:p text:style-name="P5"><text:span text:style-name="T25">"Riga"</text:span> =&gt; <text:span text:style-name="T25">"Lettonie"</text:span>,</text:p>
      <text:p text:style-name="P5"><text:span text:style-name="T25">"Rome"</text:span> =&gt; <text:span text:style-name="T25">"Italie"</text:span>,</text:p>
      <text:p text:style-name="P5"><text:span text:style-name="T25">"San José"</text:span> =&gt; <text:span text:style-name="T25">"Costa Rica"</text:span>,</text:p>
      <text:p text:style-name="P5"><text:span text:style-name="T25">"Santiago"</text:span> =&gt; <text:span text:style-name="T25">"Chili"</text:span>,</text:p>
      <text:p text:style-name="P5"><text:span text:style-name="T25">"Sofia"</text:span> =&gt; <text:span text:style-name="T25">"Bulgarie"</text:span>,</text:p>
      <text:p text:style-name="P5"><text:span text:style-name="T25">"Alger"</text:span> =&gt; <text:span text:style-name="T25">"Algérie"</text:span>,</text:p>
      <text:p text:style-name="P5"><text:span text:style-name="T25">"Amsterdam"</text:span> =&gt; <text:span text:style-name="T25">"Pays-Bas"</text:span>,</text:p>
      <text:p text:style-name="P5"><text:span text:style-name="T25">"Andorre-la-Vieille"</text:span> =&gt; <text:span text:style-name="T25">"Andorre"</text:span>,</text:p>
      <text:p text:style-name="P5"><text:span text:style-name="T25">"Asuncion"</text:span> =&gt; <text:span text:style-name="T25">"Paraguay"</text:span>,</text:p>
      <text:p text:style-name="P5"><text:span text:style-name="T25">"Athènes"</text:span> =&gt; <text:span text:style-name="T25">"Grèce"</text:span>,</text:p>
      <text:p text:style-name="P5"><text:span text:style-name="T25">"Bagdad"</text:span> =&gt; <text:span text:style-name="T25">"Irak"</text:span>,</text:p>
      <text:p text:style-name="P5"><text:span text:style-name="T25">"Bamako"</text:span> =&gt; <text:span text:style-name="T25">"Mali"</text:span>,</text:p>
      <text:p text:style-name="P5"><text:span text:style-name="T25">"Berlin"</text:span> =&gt; <text:span text:style-name="T25">"Allemagne"</text:span>,</text:p>
      <text:p text:style-name="P5"><text:span text:style-name="T25">"Bogota"</text:span> =&gt; <text:span text:style-name="T25">"Colombie"</text:span>,</text:p>
      <text:p text:style-name="P5"><text:span text:style-name="T25">"Brasilia"</text:span> =&gt; <text:span text:style-name="T25">"Brésil"</text:span>,</text:p>
      <text:p text:style-name="P5"><text:span text:style-name="T25">"Bratislava"</text:span> =&gt; <text:span text:style-name="T25">"Slovaquie"</text:span>,</text:p>
      <text:p text:style-name="P5"><text:span text:style-name="T25">"Varsovie"</text:span> =&gt; <text:span text:style-name="T25">"Pologne"</text:span>,</text:p>
      <text:p text:style-name="P5"><text:soft-page-break/><text:span text:style-name="T25">"Budapest"</text:span> =&gt; <text:span text:style-name="T25">"Hongrie"</text:span>,</text:p>
      <text:p text:style-name="P5"><text:span text:style-name="T25">"Le Caire"</text:span> =&gt; <text:span text:style-name="T25">"Egypte"</text:span>,</text:p>
      <text:p text:style-name="P5"><text:span text:style-name="T25">"Canberra"</text:span> =&gt; <text:span text:style-name="T25">"Australie"</text:span>,</text:p>
      <text:p text:style-name="P5"><text:span text:style-name="T25">"Caracas"</text:span> =&gt; <text:span text:style-name="T25">"Venezuela"</text:span>,</text:p>
      <text:p text:style-name="P5"><text:span text:style-name="T25">"Jakarta"</text:span> =&gt; <text:span text:style-name="T25">"Indonésie"</text:span>,</text:p>
      <text:p text:style-name="P5"><text:span text:style-name="T25">"Kiev"</text:span> =&gt; <text:span text:style-name="T25">"Ukraine"</text:span>,</text:p>
      <text:p text:style-name="P5"><text:span text:style-name="T25">"Kigali"</text:span> =&gt; <text:span text:style-name="T25">"Rwanda"</text:span>,</text:p>
      <text:p text:style-name="P5"><text:span text:style-name="T25">"Kingston"</text:span> =&gt; <text:span text:style-name="T25">"Jamaïque"</text:span>,</text:p>
      <text:p text:style-name="P5"><text:span text:style-name="T25">"Lima"</text:span> =&gt; <text:span text:style-name="T25">"Pérou"</text:span>,</text:p>
      <text:p text:style-name="P5"><text:span text:style-name="T25">"Londres"</text:span> =&gt; <text:span text:style-name="T25">"Royaume-Uni"</text:span>,</text:p>
      <text:p text:style-name="P5"><text:span text:style-name="T25">"Madrid"</text:span> =&gt; <text:span text:style-name="T25">"Espagne"</text:span>,</text:p>
      <text:p text:style-name="P5"><text:span text:style-name="T25">"Malé"</text:span> =&gt; <text:span text:style-name="T25">"Maldives"</text:span>,</text:p>
      <text:p text:style-name="P5"><text:span text:style-name="T25">"Mexico"</text:span> =&gt; <text:span text:style-name="T25">"Mexique"</text:span>,</text:p>
      <text:p text:style-name="P5"><text:span text:style-name="T25">"Minsk"</text:span> =&gt; <text:span text:style-name="T25">"Biélorussie"</text:span>,</text:p>
      <text:p text:style-name="P5"><text:span text:style-name="T25">"Moscou"</text:span> =&gt; <text:span text:style-name="T25">"Russie"</text:span>,</text:p>
      <text:p text:style-name="P5"><text:span text:style-name="T25">"Nairobi"</text:span> =&gt; <text:span text:style-name="T25">"Kenya"</text:span>,</text:p>
      <text:p text:style-name="P5"><text:span text:style-name="T25">"New Delhi"</text:span> =&gt; <text:span text:style-name="T25">"Inde"</text:span>,</text:p>
      <text:p text:style-name="P5"><text:span text:style-name="T25">"Stockholm"</text:span> =&gt; <text:span text:style-name="T25">"Suède"</text:span>,</text:p>
      <text:p text:style-name="P5"><text:span text:style-name="T25">"Téhéran"</text:span> =&gt; <text:span text:style-name="T25">"Iran"</text:span>,</text:p>
      <text:p text:style-name="P5"><text:span text:style-name="T25">"Tokyo"</text:span> =&gt; <text:span text:style-name="T25">"Japon"</text:span>,</text:p>
      <text:p text:style-name="P5"><text:span text:style-name="T25">"Tunis"</text:span> =&gt; <text:span text:style-name="T25">"Tunisie"</text:span>,</text:p>
      <text:p text:style-name="P5"><text:span text:style-name="T25">"Copenhague"</text:span> =&gt; <text:span text:style-name="T25">"Danemark"</text:span>,</text:p>
      <text:p text:style-name="P5"><text:span text:style-name="T25">"Dakar"</text:span> =&gt; <text:span text:style-name="T25">"Sénégal"</text:span>,</text:p>
      <text:p text:style-name="P5"><text:span text:style-name="T25">"Damas"</text:span> =&gt; <text:span text:style-name="T25">"Syrie"</text:span>,</text:p>
      <text:p text:style-name="P5"><text:span text:style-name="T25">"Dublin"</text:span> =&gt; <text:span text:style-name="T25">"Irlande"</text:span>,</text:p>
      <text:p text:style-name="P5"><text:span text:style-name="T25">"Erevan"</text:span> =&gt; <text:span text:style-name="T25">"Arménie"</text:span>,</text:p>
      <text:p text:style-name="P5"><text:span text:style-name="T25">"La Havane"</text:span> =&gt; <text:span text:style-name="T25">"Cuba"</text:span>,</text:p>
      <text:p text:style-name="P5"><text:span text:style-name="T25">"Helsinki"</text:span> =&gt; <text:span text:style-name="T25">"Finlande"</text:span>,</text:p>
      <text:p text:style-name="P5"><text:span text:style-name="T25">"Islamabad"</text:span> =&gt; <text:span text:style-name="T25">"Pakistan"</text:span>,</text:p>
      <text:p text:style-name="P5"><text:span text:style-name="T25">"Vienne"</text:span> =&gt; <text:span text:style-name="T25">"Autriche"</text:span>,</text:p>
      <text:p text:style-name="P5"><text:span text:style-name="T25">"Vilnius"</text:span> =&gt; <text:span text:style-name="T25">"Lituanie"</text:span>,</text:p>
      <text:p text:style-name="P5"><text:span text:style-name="T25">"Zagreb"</text:span> =&gt; <text:span text:style-name="T25">"Croatie"</text:span>);</text:p>
      <text:p text:style-name="P5"><text:span text:style-name="T26">asort</text:span>(<text:span text:style-name="T19">$nompays</text:span>);</text:p>
      <text:p text:style-name="P5"><text:span text:style-name="T26">echo</text:span> count</text:p>
      <text:p text:style-name="P5"><text:span text:style-name="T26">echo</text:span><text:span text:style-name="T25">"&lt;table&gt;&lt;tr&gt;&lt;th&gt;Pays&lt;/th&gt;&lt;th&gt;Capitales&lt;/th&gt;&lt;/tr&gt;"</text:span>.<text:span text:style-name="T25">"</text:span><text:span text:style-name="T55">\n</text:span><text:span text:style-name="T25">"</text:span>;</text:p>
      <text:p text:style-name="P5"><text:span text:style-name="T27">foreach</text:span>(<text:span text:style-name="T19">$nompays</text:span> as <text:span text:style-name="T19">$capitales</text:span> =&gt; <text:span text:style-name="T19">$nompays</text:span>)</text:p>
      <text:p text:style-name="P5"><text:span text:style-name="T26">echo</text:span><text:span text:style-name="T25">"&lt;tr&gt;&lt;td&gt;"</text:span>. <text:span text:style-name="T19">$nompays</text:span> . <text:span text:style-name="T25">"&lt;/td&gt;&lt;td&gt;"</text:span>. <text:span text:style-name="T19">$capitales</text:span> . <text:span text:style-name="T25">"&lt;/td&gt;&lt;/tr&gt;</text:span><text:span text:style-name="T55">\n</text:span><text:span text:style-name="T25">"</text:span>;</text:p>
      <text:p text:style-name="P5"><text:span text:style-name="T26">echo</text:span><text:span text:style-name="T25">"&lt;/table&gt;"</text:span>;</text:p>
      <text:p text:style-name="P8">?&gt;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56">4. </text:span>Supprimer du tableau toutes les capitales commençant par la lettre 'B', puis affichez le contenu du tableau.</text:p>
      <text:p text:style-name="P12"/>
      <text:p text:style-name="P2"><text:span text:style-name="Emphasis"><text:span text:style-name="T4">&lt;!</text:span></text:span><text:span text:style-name="Emphasis"><text:span text:style-name="T11">DOCTYPE</text:span></text:span><text:span text:style-name="Emphasis"><text:span text:style-name="T16"> </text:span></text:span><text:span text:style-name="Emphasis"><text:span text:style-name="T21">html</text:span></text:span><text:span text:style-name="Emphasis"><text:span text:style-name="T4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11"><text:span text:style-name="T9">&lt;?php</text:span></text:p>
      <text:p text:style-name="P5"><text:span text:style-name="T19">$entry</text:span> = <text:span text:style-name="T25">"TopSecret42"</text:span>;</text:p>
      <text:p text:style-name="P5"><text:span text:style-name="T8">function</text:span> <text:span text:style-name="T26">valide</text:span>(<text:span text:style-name="T19">$pass</text:span>){</text:p>
      <text:p text:style-name="P11"/>
      <text:p text:style-name="P5"><text:span text:style-name="T19">$passlen</text:span> = <text:span text:style-name="T26">strlen</text:span>(<text:span text:style-name="T19">$pass</text:span>);</text:p>
      <text:p text:style-name="P11"/>
      <text:p text:style-name="P5"><text:span text:style-name="T19">$NBR</text:span> = <text:span text:style-name="T26">array</text:span>(<text:span text:style-name="T28">1</text:span>,<text:span text:style-name="T28">2</text:span>,<text:span text:style-name="T28">3</text:span>,<text:span text:style-name="T28">4</text:span>,<text:span text:style-name="T28">5</text:span>,<text:span text:style-name="T28">6</text:span>,<text:span text:style-name="T28">7</text:span>,<text:span text:style-name="T28">8</text:span>,<text:span text:style-name="T28">9</text:span>);</text:p>
      <text:p text:style-name="P5"><text:span text:style-name="T19">$replaceNBR</text:span> = <text:span text:style-name="T26">str_replace</text:span>(<text:span text:style-name="T19">$NBR</text:span>,<text:span text:style-name="T25">""</text:span>,<text:span text:style-name="T19">$pass</text:span>);</text:p>
      <text:p text:style-name="P5"><text:span text:style-name="T19">$replacelenNBR</text:span> = <text:span text:style-name="T26">strlen</text:span>(<text:span text:style-name="T19">$replaceNBR</text:span>);</text:p>
      <text:p text:style-name="P5"><text:span text:style-name="T19">$NBRbool</text:span> = <text:span text:style-name="T19">$replacelenNBR</text:span> &lt; <text:span text:style-name="T19">$passlen</text:span>;</text:p>
      <text:p text:style-name="P11"/>
      <text:p text:style-name="P5"><text:span text:style-name="T19">$replaceMAJ</text:span> = <text:span text:style-name="T26">preg_replace</text:span>(<text:span text:style-name="T25">'#[A-Z]*#'</text:span>, <text:span text:style-name="T25">''</text:span>,<text:span text:style-name="T19">$pass</text:span>);</text:p>
      <text:p text:style-name="P5"><text:span text:style-name="T19">$replacelenMAJ</text:span> = <text:span text:style-name="T26">strlen</text:span>(<text:span text:style-name="T19">$replaceMAJ</text:span>);</text:p>
      <text:p text:style-name="P5"><text:span text:style-name="T19">$MAJbool</text:span> = <text:span text:style-name="T19">$replacelenMAJ</text:span> &lt; <text:span text:style-name="T19">$passlen</text:span>;</text:p>
      <text:p text:style-name="P11"/>
      <text:p text:style-name="P5"><text:span text:style-name="T19">$replaceMIN</text:span> = <text:span text:style-name="T26">preg_replace</text:span>(<text:span text:style-name="T25">'#[a-z]*#'</text:span>, <text:span text:style-name="T25">''</text:span>,<text:span text:style-name="T19">$pass</text:span>);</text:p>
      <text:p text:style-name="P5"><text:span text:style-name="T19">$replacelenMIN</text:span> = <text:span text:style-name="T26">strlen</text:span>(<text:span text:style-name="T19">$replaceMIN</text:span>);</text:p>
      <text:p text:style-name="P5"><text:span text:style-name="T19">$MINbool</text:span> = <text:span text:style-name="T19">$replacelenMIN</text:span> &lt; <text:span text:style-name="T19">$passlen</text:span>;</text:p>
      <text:p text:style-name="P11"/>
      <text:p text:style-name="P5"><text:span text:style-name="T27">if</text:span>(<text:span text:style-name="T19">$NBRbool</text:span> ==<text:span text:style-name="T8">true</text:span> &amp;&amp; <text:span text:style-name="T19">$MAJbool</text:span>==<text:span text:style-name="T8">true</text:span> &amp;&amp; <text:span text:style-name="T19">$MINbool</text:span>==<text:span text:style-name="T8">true</text:span>){<text:span text:style-name="T27">return</text:span> <text:span text:style-name="T8">true</text:span>;}</text:p>
      <text:p text:style-name="P5">}</text:p>
      <text:p text:style-name="P11"/>
      <text:p text:style-name="P5"><text:span text:style-name="T26">echo</text:span> <text:span text:style-name="T26">valide</text:span>(<text:span text:style-name="T19">$entry</text:span>);</text:p>
      <text:p text:style-name="P23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5"><text:soft-page-break/><text:span text:style-name="Emphasis"><text:span text:style-name="T42"/></text:span></text:p>
      <text:p text:style-name="P25"><text:span text:style-name="Emphasis"><text:span text:style-name="T43">Les DATES/HEURES</text:span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52">1. </text:span></text:span><text:span text:style-name="Emphasis"><text:span text:style-name="T52">Trouvez le numéro de semaine de la date suivante : 14/07/2019. </text:span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">&lt;!</text:span></text:span><text:span text:style-name="Emphasis"><text:span text:style-name="T11">DOCTYPE</text:span></text:span><text:span text:style-name="Emphasis"><text:span text:style-name="T16"> </text:span></text:span><text:span text:style-name="Emphasis"><text:span text:style-name="T21">html</text:span></text:span><text:span text:style-name="Emphasis"><text:span text:style-name="T4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11"/>
      <text:p text:style-name="P21">/* date_default_timezone_set("Europe/Paris");</text:p>
      <text:p text:style-name="P21">echo "Nous sommes le " . date("d/m/y");echo date("H:i:s"); */</text:p>
      <text:p text:style-name="P11"/>
      <text:p text:style-name="P5"><text:span text:style-name="T26">date_default_timezone_set</text:span>(<text:span text:style-name="T25">"Europe/Paris"</text:span>);</text:p>
      <text:p text:style-name="P5"><text:span text:style-name="T19">$date</text:span> = <text:span text:style-name="T25">"2019-07-14"</text:span>;</text:p>
      <text:p text:style-name="P5"><text:span text:style-name="T19">$good_format</text:span>=<text:span text:style-name="T26">strtotime</text:span> (<text:span text:style-name="T19">$date</text:span>);</text:p>
      <text:p text:style-name="P5"><text:span text:style-name="T26">echo</text:span> <text:span text:style-name="T26">date</text:span>(<text:span text:style-name="T25">'W'</text:span>,<text:span text:style-name="T19">$good_format</text:span>);</text:p>
      <text:p text:style-name="P11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52">2. Combien reste-t-il de jours avant la fin de votre formation ?</text:span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">&lt;!</text:span></text:span><text:span text:style-name="Emphasis"><text:span text:style-name="T11">DOCTYPE</text:span></text:span><text:span text:style-name="Emphasis"><text:span text:style-name="T16"> </text:span></text:span><text:span text:style-name="Emphasis"><text:span text:style-name="T21">html</text:span></text:span><text:span text:style-name="Emphasis"><text:span text:style-name="T4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11"/>
      <text:p text:style-name="P21">/* date_default_timezone_set("Europe/Paris");</text:p>
      <text:p text:style-name="P21">echo "Nous sommes le " . date("d/m/y");echo date("H:i:s"); */</text:p>
      <text:p text:style-name="P11"/>
      <text:p text:style-name="P5"><text:span text:style-name="T26">date_default_timezone_set</text:span>(<text:span text:style-name="T25">"Europe/Paris"</text:span>);</text:p>
      <text:p text:style-name="P5"><text:span text:style-name="T19">$date</text:span> = <text:span text:style-name="T26">date_create</text:span> (<text:span text:style-name="T25">'2023-03-02'</text:span>);</text:p>
      <text:p text:style-name="P5"><text:span text:style-name="T19">$fin</text:span> = <text:span text:style-name="T26">date_create</text:span> (<text:span text:style-name="T25">'2023-04-03'</text:span>);</text:p>
      <text:p text:style-name="P5"><text:soft-page-break/><text:span text:style-name="T19">$nbrjour</text:span> = <text:span text:style-name="T26">date_diff</text:span>(<text:span text:style-name="T19">$date</text:span>, <text:span text:style-name="T19">$fin</text:span>);</text:p>
      <text:p text:style-name="P5"><text:span text:style-name="T26">echo</text:span> <text:span text:style-name="T19">$nbrjour</text:span>-&gt; <text:span text:style-name="T26">format</text:span>(<text:span text:style-name="T25">'%a jours'</text:span>);</text:p>
      <text:p text:style-name="P23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52"/></text:span></text:p>
      <text:p text:style-name="P2"><text:span text:style-name="Emphasis"><text:span text:style-name="T52">3. Comment déterminer si une année est bissextile ?</text:span>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4">&lt;!</text:span></text:span><text:span text:style-name="Emphasis"><text:span text:style-name="T11">DOCTYPE</text:span></text:span><text:span text:style-name="Emphasis"><text:span text:style-name="T16"> </text:span></text:span><text:span text:style-name="Emphasis"><text:span text:style-name="T21">html</text:span></text:span><text:span text:style-name="Emphasis"><text:span text:style-name="T4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21"/>
      <text:p text:style-name="P11"/>
      <text:p text:style-name="P5"><text:span text:style-name="T8">function</text:span> <text:span text:style-name="T26">estAnneeBissextile</text:span>(<text:span text:style-name="T19">$annee</text:span>)</text:p>
      <text:p text:style-name="P5">{</text:p>
      <text:p text:style-name="P5"><text:span text:style-name="T19">$estMultipleDeQuatreCent</text:span> = ( (<text:span text:style-name="T19">$annee</text:span> % <text:span text:style-name="T28">400</text:span>) == <text:span text:style-name="T28">0</text:span>);</text:p>
      <text:p text:style-name="P5"><text:span text:style-name="T19">$estMultipleDeQuatre</text:span> = ( (<text:span text:style-name="T19">$annee</text:span> % <text:span text:style-name="T28">4</text:span>) == <text:span text:style-name="T28">0</text:span>);</text:p>
      <text:p text:style-name="P5"><text:span text:style-name="T19">$estPasMultipleDeCent</text:span> = ( (<text:span text:style-name="T19">$annee</text:span> % <text:span text:style-name="T28">100</text:span>) != <text:span text:style-name="T28">0</text:span>);</text:p>
      <text:p text:style-name="P5"><text:span text:style-name="T27">return</text:span> ( <text:span text:style-name="T19">$estMultipleDeQuatreCent</text:span> || ( <text:span text:style-name="T19">$estMultipleDeQuatre</text:span> &amp;&amp;</text:p>
      <text:p text:style-name="P5"><text:span text:style-name="T19">$estPasMultipleDeCent</text:span> ) );</text:p>
      <text:p text:style-name="P5">}</text:p>
      <text:p text:style-name="P5"><text:span text:style-name="T19">$y</text:span> = <text:span text:style-name="T26">date</text:span>(<text:span text:style-name="T25">"Y"</text:span>);</text:p>
      <text:p text:style-name="P5"><text:span text:style-name="T27">if</text:span>(<text:span text:style-name="T26">estAnneeBissextile</text:span>(<text:span text:style-name="T19">$y</text:span>))</text:p>
      <text:p text:style-name="P5"><text:span text:style-name="T19">$message</text:span> = <text:span text:style-name="T19">$y</text:span>.<text:span text:style-name="T25">" est une année bissextile !&lt;br /&gt;"</text:span>;</text:p>
      <text:p text:style-name="P5"><text:span text:style-name="T27">else</text:span> <text:span text:style-name="T19">$message</text:span> = <text:span text:style-name="T19">$y</text:span>.<text:span text:style-name="T25">" n'est pas une année bissextile !&lt;br /&gt;"</text:span>;</text:p>
      <text:p text:style-name="P5"><text:span text:style-name="T26">echo</text:span> <text:span text:style-name="T19">$message</text:span>;</text:p>
      <text:p text:style-name="P23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2"><text:span text:style-name="Emphasis"><text:span text:style-name="T42"/></text:span></text:p>
      <text:p text:style-name="P2"><text:span text:style-name="Emphasis"><text:span text:style-name="T42"/></text:span></text:p>
      <text:p text:style-name="P2"><text:span text:style-name="Emphasis"><text:span text:style-name="T52"/></text:span></text:p>
      <text:p text:style-name="P19"><text:span text:style-name="Emphasis"><text:span text:style-name="T53">4. Montrez que la date du 32/17/2019 est erronée.</text:span></text:span></text:p>
      <text:p text:style-name="P19"><text:span text:style-name="Emphasis"><text:span text:style-name="T53"/></text:span></text:p>
      <text:p text:style-name="P19"><text:span text:style-name="Emphasis"><text:span text:style-name="T53"/></text:span></text:p>
      <text:p text:style-name="P19"><text:span text:style-name="Emphasis"><text:span text:style-name="T5">&lt;!</text:span></text:span><text:span text:style-name="Emphasis"><text:span text:style-name="T12">DOCTYPE</text:span></text:span><text:span text:style-name="Emphasis"><text:span text:style-name="T17"> </text:span></text:span><text:span text:style-name="Emphasis"><text:span text:style-name="T22">html</text:span></text:span><text:span text:style-name="Emphasis"><text:span text:style-name="T5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oft-page-break/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21"/>
      <text:p text:style-name="P11"/>
      <text:p text:style-name="P5"><text:span text:style-name="T26">date_default_timezone_set</text:span>(<text:span text:style-name="T25">"Europe/Paris"</text:span>);</text:p>
      <text:p text:style-name="P5"><text:span text:style-name="T19">$oDate</text:span> = <text:span text:style-name="T66">DateTime</text:span>::<text:span text:style-name="T26">createFromFormat</text:span>(<text:span text:style-name="T25">"d/m/Y"</text:span>, <text:span text:style-name="T25">"32/17/2019"</text:span>);</text:p>
      <text:p text:style-name="P11"/>
      <text:p text:style-name="P5"><text:span text:style-name="T19">$errors</text:span> = <text:span text:style-name="T66">DateTime</text:span>::<text:span text:style-name="T26">getLastErrors</text:span>();</text:p>
      <text:p text:style-name="P11"/>
      <text:p text:style-name="P5"><text:span text:style-name="T27">if</text:span> (<text:span text:style-name="T19">$errors</text:span>[<text:span text:style-name="T25">"error_count"</text:span>]&gt;<text:span text:style-name="T28">0</text:span> || <text:span text:style-name="T19">$errors</text:span>[<text:span text:style-name="T25">"warning_count"</text:span>]&gt;<text:span text:style-name="T28">0</text:span>) {</text:p>
      <text:p text:style-name="P5"><text:span text:style-name="T26">echo</text:span> <text:span text:style-name="T25">"ARGHHHH !"</text:span>;</text:p>
      <text:p text:style-name="P5">}</text:p>
      <text:p text:style-name="P23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19"><text:span text:style-name="Emphasis"><text:span text:style-name="T53"/></text:span></text:p>
      <text:p text:style-name="P19"><text:span text:style-name="Emphasis"><text:span text:style-name="T53"/></text:span></text:p>
      <text:p text:style-name="P19"><text:span text:style-name="Emphasis"><text:span text:style-name="T53">5. Affichez l'heure courante sous cette forme : </text:span></text:span><text:span text:style-name="Emphasis"><text:span text:style-name="T64">11h25</text:span></text:span></text:p>
      <text:p text:style-name="P19"><text:span text:style-name="Emphasis"><text:span text:style-name="T64"/></text:span></text:p>
      <text:p text:style-name="P19"><text:span text:style-name="Emphasis"><text:span text:style-name="T6">&lt;!</text:span></text:span><text:span text:style-name="Emphasis"><text:span text:style-name="T13">DOCTYPE</text:span></text:span><text:span text:style-name="Emphasis"><text:span text:style-name="T18"> </text:span></text:span><text:span text:style-name="Emphasis"><text:span text:style-name="T23">html</text:span></text:span><text:span text:style-name="Emphasis"><text:span text:style-name="T6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11"/>
      <text:p text:style-name="P5"><text:span text:style-name="T26">date_default_timezone_set</text:span>(<text:span text:style-name="T25">"Europe/Paris"</text:span>);</text:p>
      <text:p text:style-name="P5"><text:span text:style-name="T19">$date</text:span> = <text:span text:style-name="T26">date</text:span>(<text:span text:style-name="T25">'h'</text:span>).<text:span text:style-name="T25">"h"</text:span>.<text:span text:style-name="T26">date</text:span>(<text:span text:style-name="T25">'i'</text:span>);</text:p>
      <text:p text:style-name="P5"><text:span text:style-name="T26">echo</text:span> <text:span text:style-name="T19">$date</text:span>;</text:p>
      <text:p text:style-name="P11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19"><text:span text:style-name="Emphasis"><text:span text:style-name="T64"/></text:span></text:p>
      <text:p text:style-name="P19"><text:span text:style-name="Emphasis"><text:span text:style-name="T64"/></text:span></text:p>
      <text:p text:style-name="P19"><text:span text:style-name="Emphasis"><text:span text:style-name="T64"/></text:span></text:p>
      <text:p text:style-name="P19"><text:span text:style-name="Emphasis"><text:span text:style-name="T54">6</text:span></text:span><text:span text:style-name="Emphasis"><text:span text:style-name="T53">. Ajoutez 1 mois à la date courante.</text:span></text:span></text:p>
      <text:p text:style-name="P19"><text:span text:style-name="Emphasis"><text:span text:style-name="T64"/></text:span></text:p>
      <text:p text:style-name="P19"><text:span text:style-name="Emphasis"><text:span text:style-name="T6">&lt;!</text:span></text:span><text:span text:style-name="Emphasis"><text:span text:style-name="T13">DOCTYPE</text:span></text:span><text:span text:style-name="Emphasis"><text:span text:style-name="T18"> </text:span></text:span><text:span text:style-name="Emphasis"><text:span text:style-name="T23">html</text:span></text:span><text:span text:style-name="Emphasis"><text:span text:style-name="T6">&gt;</text:span></text:span></text:p>
      <text:p text:style-name="P5"><text:soft-page-break/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11"/>
      <text:p text:style-name="P5"><text:span text:style-name="T26">echo</text:span> <text:span text:style-name="T26">date</text:span>(<text:span text:style-name="T25">'d-m-y'</text:span>,<text:span text:style-name="T26">strtotime</text:span>(<text:span text:style-name="T25">'+1 month'</text:span>,<text:span text:style-name="T26">time</text:span>()));</text:p>
      <text:p text:style-name="P5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19"><text:span text:style-name="Emphasis"><text:span text:style-name="T64"/></text:span></text:p>
      <text:p text:style-name="P19"><text:span text:style-name="Emphasis"><text:span text:style-name="T64"/></text:span></text:p>
      <text:p text:style-name="P19"><text:span text:style-name="Emphasis"><text:span text:style-name="T64"/></text:span></text:p>
      <text:p text:style-name="P19"><text:span text:style-name="Emphasis"><text:span text:style-name="T54">7</text:span></text:span><text:span text:style-name="Emphasis"><text:span text:style-name="T53">. Que s'est-il passé le </text:span></text:span><text:span text:style-name="Emphasis"><text:span text:style-name="Source_20_Text"><text:span text:style-name="T53">1000200000</text:span></text:span></text:span><text:span text:style-name="Emphasis"><text:span text:style-name="T53"> ?</text:span></text:span></text:p>
      <text:p text:style-name="P19"><text:span text:style-name="Emphasis"><text:span text:style-name="T64"/></text:span></text:p>
      <text:p text:style-name="P19"><text:span text:style-name="Emphasis"><text:span text:style-name="T6">&lt;!</text:span></text:span><text:span text:style-name="Emphasis"><text:span text:style-name="T13">DOCTYPE</text:span></text:span><text:span text:style-name="Emphasis"><text:span text:style-name="T18"> </text:span></text:span><text:span text:style-name="Emphasis"><text:span text:style-name="T23">html</text:span></text:span><text:span text:style-name="Emphasis"><text:span text:style-name="T6">&gt;</text:span></text:span></text:p>
      <text:p text:style-name="P5"><text:span text:style-name="T1">&lt;</text:span><text:span text:style-name="T8">html</text:span> <text:span text:style-name="T19">lang</text:span>=<text:span text:style-name="T25">"fr"</text:span><text:span text:style-name="T1">&gt;</text:span></text:p>
      <text:p text:style-name="P5"><text:span text:style-name="T1">&lt;</text:span><text:span text:style-name="T8">head</text:span><text:span text:style-name="T1">&gt;</text:span></text:p>
      <text:p text:style-name="P5"><text:span text:style-name="T1">&lt;</text:span><text:span text:style-name="T8">meta</text:span> <text:span text:style-name="T19">charset</text:span>=<text:span text:style-name="T25">"UTF-8"</text:span><text:span text:style-name="T1">&gt;</text:span></text:p>
      <text:p text:style-name="P5"><text:span text:style-name="T1">&lt;</text:span><text:span text:style-name="T8">meta</text:span> <text:span text:style-name="T19">http-equiv</text:span>=<text:span text:style-name="T25">"X-UA-Compatible"</text:span> <text:span text:style-name="T19">content</text:span>=<text:span text:style-name="T25">"IE=edge"</text:span><text:span text:style-name="T1">&gt;</text:span></text:p>
      <text:p text:style-name="P5"><text:span text:style-name="T1">&lt;</text:span><text:span text:style-name="T8">meta</text:span> <text:span text:style-name="T19">name</text:span>=<text:span text:style-name="T25">"viewport"</text:span> <text:span text:style-name="T19">content</text:span>=<text:span text:style-name="T25">"width=device-width, initial-scale=1.0"</text:span><text:span text:style-name="T1">&gt;</text:span></text:p>
      <text:p text:style-name="P5"><text:span text:style-name="T1">&lt;</text:span><text:span text:style-name="T8">title</text:span><text:span text:style-name="T1">&gt;</text:span>Document<text:span text:style-name="T1">&lt;/</text:span><text:span text:style-name="T8">title</text:span><text:span text:style-name="T1">&gt;</text:span></text:p>
      <text:p text:style-name="P5"><text:span text:style-name="T1">&lt;/</text:span><text:span text:style-name="T8">head</text:span><text:span text:style-name="T1">&gt;</text:span></text:p>
      <text:p text:style-name="P5"><text:span text:style-name="T1">&lt;</text:span><text:span text:style-name="T8">body</text:span><text:span text:style-name="T1">&gt;</text:span></text:p>
      <text:p text:style-name="P8">&lt;?php</text:p>
      <text:p text:style-name="P23"/>
      <text:p text:style-name="P5"><text:span text:style-name="T26">date_default_timezone_set</text:span>(<text:span text:style-name="T25">"Europe/Paris"</text:span>);</text:p>
      <text:p text:style-name="P5"><text:span text:style-name="T26">echo</text:span> <text:span text:style-name="T26">date</text:span>(<text:span text:style-name="T25">'d/m/Y'</text:span> , <text:span text:style-name="T28">1000200000</text:span> );</text:p>
      <text:p text:style-name="P23"/>
      <text:p text:style-name="P5"><text:span text:style-name="T8">?&gt;</text:span></text:p>
      <text:p text:style-name="P5"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6" text:outline-level="1"><text:bookmark text:name="1"/><text:soft-page-break/><text:span text:style-name="T58">Les formulaires et les variables serveur</text:span></text:h>
      <text:p text:style-name="P19"><text:span text:style-name="Emphasis"><text:span text:style-name="T64"/></text:span></text:p>
      <text:p text:style-name="P19"><text:span text:style-name="Emphasis"><text:span text:style-name="T64"/></text:span></text:p>
      <text:p text:style-name="P19"><text:span text:style-name="Emphasis"><text:span text:style-name="T5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43:56.344954082</meta:creation-date>
    <dc:date>2023-03-01T16:44:03.155220568</dc:date>
    <meta:editing-duration>PT1H2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4" meta:paragraph-count="510" meta:word-count="1560" meta:character-count="12967" meta:non-whitespace-character-count="11916"/>
  </office:meta>
</office:document-meta>
</file>